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versions" style:family="table">
      <style:table-properties style:width="6.925in" table:align="margins"/>
    </style:style>
    <style:style style:name="versions.A" style:family="table-column">
      <style:table-column-properties style:column-width="1.7313in" style:rel-column-width="16383*"/>
    </style:style>
    <style:style style:name="versions.D" style:family="table-column">
      <style:table-column-properties style:column-width="1.7313in" style:rel-column-width="16386*"/>
    </style:style>
    <style:style style:name="versions.A1" style:family="table-cell">
      <style:table-cell-properties fo:padding="0.0382in" fo:border-left="0.05pt solid #000000" fo:border-right="none" fo:border-top="0.05pt solid #000000" fo:border-bottom="0.05pt solid #000000"/>
    </style:style>
    <style:style style:name="versions.D1" style:family="table-cell">
      <style:table-cell-properties fo:padding="0.0382in" fo:border="0.05pt solid #000000"/>
    </style:style>
    <style:style style:name="versions.A2" style:family="table-cell">
      <style:table-cell-properties fo:padding="0.0382in" fo:border-left="0.05pt solid #000000" fo:border-right="none" fo:border-top="none" fo:border-bottom="0.05pt solid #000000"/>
    </style:style>
    <style:style style:name="versions.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999999" officeooo:rsid="000ffae1" officeooo:paragraph-rsid="000ffae1"/>
    </style:style>
    <style:style style:name="P2" style:family="paragraph" style:parent-style-name="Text_20_body">
      <style:text-properties officeooo:rsid="000e7321" officeooo:paragraph-rsid="000e7321"/>
    </style:style>
    <style:style style:name="P3" style:family="paragraph" style:parent-style-name="Text_20_body">
      <style:text-properties officeooo:rsid="00166f21" officeooo:paragraph-rsid="00166f21"/>
    </style:style>
    <style:style style:name="P4" style:family="paragraph" style:parent-style-name="Text_20_body">
      <style:text-properties officeooo:rsid="00166f21" officeooo:paragraph-rsid="00207285"/>
    </style:style>
    <style:style style:name="P5" style:family="paragraph" style:parent-style-name="Text_20_body">
      <style:text-properties style:font-name="Courier 10 Pitch" officeooo:rsid="00204bc7" officeooo:paragraph-rsid="00204bc7"/>
    </style:style>
    <style:style style:name="P6" style:family="paragraph" style:parent-style-name="Standard">
      <style:text-properties officeooo:rsid="000a58e1" officeooo:paragraph-rsid="000a58e1"/>
    </style:style>
    <style:style style:name="P7" style:family="paragraph" style:parent-style-name="Standard">
      <style:text-properties officeooo:rsid="000acba7" officeooo:paragraph-rsid="000acba7"/>
    </style:style>
    <style:style style:name="P8" style:family="paragraph" style:parent-style-name="Standard">
      <style:text-properties officeooo:rsid="00128d35" officeooo:paragraph-rsid="00128d35"/>
    </style:style>
    <style:style style:name="P9" style:family="paragraph" style:parent-style-name="Standard">
      <style:text-properties officeooo:rsid="0013ab7e" officeooo:paragraph-rsid="0013ab7e"/>
    </style:style>
    <style:style style:name="P10" style:family="paragraph" style:parent-style-name="Table_20_Contents">
      <style:text-properties officeooo:rsid="000e7321" officeooo:paragraph-rsid="000e7321"/>
    </style:style>
    <style:style style:name="P11" style:family="paragraph" style:parent-style-name="Table_20_Heading">
      <style:text-properties officeooo:rsid="000e7321" officeooo:paragraph-rsid="000e7321"/>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Standard" style:list-style-name="L1">
      <style:text-properties officeooo:rsid="000acba7" officeooo:paragraph-rsid="000acba7"/>
    </style:style>
    <style:style style:name="P15" style:family="paragraph" style:parent-style-name="Standard" style:list-style-name="L2">
      <style:text-properties officeooo:rsid="00128d35" officeooo:paragraph-rsid="00128d35"/>
    </style:style>
    <style:style style:name="P16" style:family="paragraph" style:parent-style-name="Text_20_body" style:list-style-name="L3">
      <style:text-properties officeooo:rsid="00166f21" officeooo:paragraph-rsid="00166f21"/>
    </style:style>
    <style:style style:name="P17" style:family="paragraph" style:parent-style-name="Text_20_body" style:list-style-name="L4">
      <style:text-properties officeooo:rsid="00166f21" officeooo:paragraph-rsid="00166f21"/>
    </style:style>
    <style:style style:name="P18" style:family="paragraph" style:parent-style-name="Text_20_body" style:list-style-name="L4">
      <style:text-properties officeooo:rsid="0016797d" officeooo:paragraph-rsid="0016797d"/>
    </style:style>
    <style:style style:name="P19" style:family="paragraph" style:parent-style-name="Text_20_body" style:list-style-name="L4">
      <style:text-properties style:font-name="Courier 10 Pitch" officeooo:rsid="00204bc7" officeooo:paragraph-rsid="00204bc7"/>
    </style:style>
    <style:style style:name="P20" style:family="paragraph" style:parent-style-name="Text_20_body">
      <style:text-properties style:font-name="Courier 10 Pitch" officeooo:rsid="00204bc7" officeooo:paragraph-rsid="0020a369"/>
    </style:style>
    <style:style style:name="P21" style:family="paragraph" style:parent-style-name="Text_20_body">
      <style:text-properties style:font-name="Times New Roman" officeooo:rsid="0020a369" officeooo:paragraph-rsid="0020a369"/>
    </style:style>
    <style:style style:name="P22" style:family="paragraph" style:parent-style-name="Text_20_body" style:list-style-name="L5">
      <style:text-properties style:font-name="Times New Roman" officeooo:rsid="0020a369" officeooo:paragraph-rsid="0020a369"/>
    </style:style>
    <style:style style:name="P23" style:family="paragraph" style:parent-style-name="Text_20_body" style:list-style-name="L6">
      <style:text-properties style:font-name="Times New Roman" fo:font-weight="bold" officeooo:rsid="0020a369" officeooo:paragraph-rsid="0020a369"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2bb9a" style:font-style-asian="italic" style:font-style-complex="italic"/>
    </style:style>
    <style:style style:name="T3" style:family="text">
      <style:text-properties fo:font-style="italic" officeooo:rsid="0017f419"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0ca4b6"/>
    </style:style>
    <style:style style:name="T6" style:family="text">
      <style:text-properties officeooo:rsid="0010b0e8"/>
    </style:style>
    <style:style style:name="T7" style:family="text">
      <style:text-properties fo:font-weight="bold" style:font-weight-asian="bold" style:font-weight-complex="bold"/>
    </style:style>
    <style:style style:name="T8" style:family="text">
      <style:text-properties fo:font-weight="bold" officeooo:rsid="0012bb9a" style:font-weight-asian="bold" style:font-weight-complex="bold"/>
    </style:style>
    <style:style style:name="T9" style:family="text">
      <style:text-properties fo:font-weight="bold" officeooo:rsid="0016797d" style:font-weight-asian="bold" style:font-weight-complex="bold"/>
    </style:style>
    <style:style style:name="T10" style:family="text">
      <style:text-properties fo:font-weight="bold" officeooo:rsid="0019dd58" style:font-weight-asian="bold" style:font-weight-complex="bold"/>
    </style:style>
    <style:style style:name="T11" style:family="text">
      <style:text-properties officeooo:rsid="0012bb9a"/>
    </style:style>
    <style:style style:name="T12" style:family="text">
      <style:text-properties fo:font-style="normal" officeooo:rsid="0012bb9a" style:font-style-asian="normal" style:font-style-complex="normal"/>
    </style:style>
    <style:style style:name="T13" style:family="text">
      <style:text-properties fo:font-style="normal" officeooo:rsid="0017f419" style:font-style-asian="normal" style:font-style-complex="normal"/>
    </style:style>
    <style:style style:name="T14" style:family="text">
      <style:text-properties fo:font-style="normal" officeooo:rsid="00204bc7" style:font-style-asian="normal" style:font-style-complex="normal"/>
    </style:style>
    <style:style style:name="T15" style:family="text">
      <style:text-properties officeooo:rsid="0012e594"/>
    </style:style>
    <style:style style:name="T16" style:family="text">
      <style:text-properties officeooo:rsid="0017f419"/>
    </style:style>
    <style:style style:name="T17" style:family="text">
      <style:text-properties officeooo:rsid="001ad00d"/>
    </style:style>
    <style:style style:name="T18" style:family="text">
      <style:text-properties officeooo:rsid="001e48c9"/>
    </style:style>
    <style:style style:name="T19" style:family="text">
      <style:text-properties officeooo:rsid="00204bc7"/>
    </style:style>
    <style:style style:name="T20" style:family="text">
      <style:text-properties style:font-name="Courier 10 Pitch" fo:font-style="normal" officeooo:rsid="00204bc7" style:font-style-asian="normal" style:font-style-complex="normal"/>
    </style:style>
    <style:style style:name="T21" style:family="text">
      <style:text-properties style:font-name="Courier 10 Pitch" fo:font-style="normal" officeooo:rsid="00207285" style:font-style-asian="normal" style:font-style-complex="normal"/>
    </style:style>
    <style:style style:name="T22" style:family="text">
      <style:text-properties officeooo:rsid="00207285"/>
    </style:style>
    <style:style style:name="T23" style:family="text">
      <style:text-properties officeooo:rsid="0020a369"/>
    </style:style>
    <style:style style:name="T24"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CC <text:span text:style-name="T6">C</text:span>luster <text:span text:style-name="T6">M</text:span>anual</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280_594768930" text:style-name="Index_20_Link" text:visited-style-name="Index_20_Link">About<text:tab/>1</text:a></text:p>
          <text:p text:style-name="P12"><text:a xlink:type="simple" xlink:href="#__RefHeading__282_594768930" text:style-name="Index_20_Link" text:visited-style-name="Index_20_Link">Versions<text:tab/>1</text:a></text:p>
          <text:p text:style-name="P13"><text:a xlink:type="simple" xlink:href="#__RefHeading__284_594768930" text:style-name="Index_20_Link" text:visited-style-name="Index_20_Link">Available versions<text:tab/>1</text:a></text:p>
          <text:p text:style-name="P13"><text:a xlink:type="simple" xlink:href="#__RefHeading__286_594768930" text:style-name="Index_20_Link" text:visited-style-name="Index_20_Link">Which version to use<text:tab/>2</text:a></text:p>
          <text:p text:style-name="P12"><text:a xlink:type="simple" xlink:href="#__RefHeading__288_594768930" text:style-name="Index_20_Link" text:visited-style-name="Index_20_Link">Running the Update<text:tab/>2</text:a></text:p>
          <text:p text:style-name="P13"><text:a xlink:type="simple" xlink:href="#__RefHeading__290_594768930" text:style-name="Index_20_Link" text:visited-style-name="Index_20_Link">Common preparations<text:tab/>2</text:a></text:p>
          <text:p text:style-name="P13"><text:a xlink:type="simple" xlink:href="#__RefHeading__292_594768930" text:style-name="Index_20_Link" text:visited-style-name="Index_20_Link">Running the update using the CLUSTER_NOMPI version<text:tab/>3</text:a></text:p>
          <text:p text:style-name="P12"><text:a xlink:type="simple" xlink:href="#__RefHeading__320_594768930" text:style-name="Index_20_Link" text:visited-style-name="Index_20_Link">After the update<text:tab/>3</text:a></text:p>
        </text:index-body>
      </text:table-of-content>
      <text:p text:style-name="P6"/>
      <text:p text:style-name="P6"/>
      <text:h text:style-name="Heading_20_1" text:outline-level="1"><text:bookmark-start text:name="__RefHeading__280_594768930"/>About<text:bookmark-end text:name="__RefHeading__280_594768930"/></text:h>
      <text:p text:style-name="P6">This is a short manual for <text:span text:style-name="T1">PLCC cluster</text:span>, a collection of scripts which allows you to update the PTGL v3 server with fresh PDB data.</text:p>
      <text:p text:style-name="P6"/>
      <text:p text:style-name="P6">PLCC cluster runs the normal <text:span text:style-name="T1">plcc </text:span>java software for many PDB files on a computer cluster or on several machines in a LAN.</text:p>
      <text:p text:style-name="P6"/>
      <text:p text:style-name="P9">Note that the update is independent of the PTGL server, and this manual assumes that the update is run on different machines. It would take way too long to run the update on a single machine, and it would make the PTGL server very slow for users while the update is running. You can copy the data (and the database) to the PTGL server after the update.</text:p>
      <text:p text:style-name="P6"/>
      <text:p text:style-name="P6"/>
      <text:h text:style-name="Heading_20_1" text:outline-level="1"><text:bookmark-start text:name="__RefHeading__282_594768930"/>Versions<text:bookmark-end text:name="__RefHeading__282_594768930"/></text:h>
      <text:h text:style-name="Heading_20_2" text:outline-level="2"><text:bookmark-start text:name="__RefHeading__284_594768930"/>Available versions<text:bookmark-end text:name="__RefHeading__284_594768930"/></text:h>
      <text:p text:style-name="P6"/>
      <text:p text:style-name="P7">Using PLCC cluster, you can run an update of the PTGL in different technical setups:</text:p>
      <text:list xml:id="list517606842836730441" text:style-name="L1">
        <text:list-item>
          <text:p text:style-name="P14"><text:span text:style-name="T5">SINGLE: </text:span>on a single machine (not recommended, most likely takes several weeks)</text:p>
        </text:list-item>
        <text:list-item>
          <text:p text:style-name="P14"><text:span text:style-name="T5">LAN: </text:span>on some machines connected via LAN, which have a shared network drive (but no queue management software or any other cluster stuff installed)</text:p>
        </text:list-item>
        <text:list-item>
          <text:p text:style-name="P14"><text:span text:style-name="T5">CLUSTER: </text:span>on a computer cluster <text:span text:style-name="T5">w</text:span>hich runs the openPBS queue. For this, two sub versions exits:</text:p>
          <text:list>
            <text:list-item>
              <text:p text:style-name="P14"><text:span text:style-name="T5">CLUSTER_MPI: </text:span>using openMPI. <text:span text:style-name="T5">O</text:span>ne job contains many (like 200) PDB files, and all cores <text:soft-page-break/>of the node which is assigned the job work on them until all are done. The job is done when all PDB files are done.</text:p>
            </text:list-item>
            <text:list-item>
              <text:p text:style-name="P14"><text:span text:style-name="T5">CLUSTER_NOMPI: </text:span>without openMPI. <text:span text:style-name="T5">E</text:span>ach job contains only a single PDB file, and MPI is not used.</text:p>
            </text:list-item>
          </text:list>
        </text:list-item>
      </text:list>
      <text:p text:style-name="P7"/>
      <text:h text:style-name="Heading_20_2" text:outline-level="2"><text:bookmark-start text:name="__RefHeading__286_594768930"/>Which version to use<text:bookmark-end text:name="__RefHeading__286_594768930"/></text:h>
      <text:p text:style-name="P2">Here is a rough comparison of the versions: </text:p>
      <table:table table:name="versions" table:style-name="versions">
        <table:table-column table:style-name="versions.A" table:number-columns-repeated="3"/>
        <table:table-column table:style-name="versions.D"/>
        <table:table-row>
          <table:table-cell table:style-name="versions.A1" office:value-type="string">
            <text:p text:style-name="Table_20_Heading"/>
          </table:table-cell>
          <table:table-cell table:style-name="versions.A1" office:value-type="string">
            <text:p text:style-name="P11">System setup</text:p>
          </table:table-cell>
          <table:table-cell table:style-name="versions.A1" office:value-type="string">
            <text:p text:style-name="P11">Job management</text:p>
          </table:table-cell>
          <table:table-cell table:style-name="versions.D1" office:value-type="string">
            <text:p text:style-name="P11">Speed</text:p>
          </table:table-cell>
        </table:table-row>
        <table:table-row>
          <table:table-cell table:style-name="versions.A2" office:value-type="string">
            <text:p text:style-name="P10">SINGLE</text:p>
          </table:table-cell>
          <table:table-cell table:style-name="versions.A2" office:value-type="string">
            <text:p text:style-name="P10">Very easy</text:p>
          </table:table-cell>
          <table:table-cell table:style-name="versions.A2" office:value-type="string">
            <text:p text:style-name="P10">None</text:p>
          </table:table-cell>
          <table:table-cell table:style-name="versions.D2" office:value-type="string">
            <text:p text:style-name="P10">Very poor</text:p>
          </table:table-cell>
        </table:table-row>
        <table:table-row>
          <table:table-cell table:style-name="versions.A2" office:value-type="string">
            <text:p text:style-name="P10">LAN</text:p>
          </table:table-cell>
          <table:table-cell table:style-name="versions.A2" office:value-type="string">
            <text:p text:style-name="P10">Easy</text:p>
          </table:table-cell>
          <table:table-cell table:style-name="versions.A2" office:value-type="string">
            <text:p text:style-name="P10">None</text:p>
          </table:table-cell>
          <table:table-cell table:style-name="versions.D2" office:value-type="string">
            <text:p text:style-name="P10">Medium to OK</text:p>
          </table:table-cell>
        </table:table-row>
        <table:table-row>
          <table:table-cell table:style-name="versions.A2" office:value-type="string">
            <text:p text:style-name="P10">CLUSTER_MPI</text:p>
          </table:table-cell>
          <table:table-cell table:style-name="versions.A2" office:value-type="string">
            <text:p text:style-name="P10">Very complicated, MPI-specific tech problems</text:p>
          </table:table-cell>
          <table:table-cell table:style-name="versions.A2" office:value-type="string">
            <text:p text:style-name="P10">Full queue support, wall time, etc</text:p>
          </table:table-cell>
          <table:table-cell table:style-name="versions.D2" office:value-type="string">
            <text:p text:style-name="P10">Very good</text:p>
          </table:table-cell>
        </table:table-row>
        <table:table-row>
          <table:table-cell table:style-name="versions.A2" office:value-type="string">
            <text:p text:style-name="P10">CLUSTER_NOMPI</text:p>
          </table:table-cell>
          <table:table-cell table:style-name="versions.A2" office:value-type="string">
            <text:p text:style-name="P10">Complicated</text:p>
          </table:table-cell>
          <table:table-cell table:style-name="versions.A2" office:value-type="string">
            <text:p text:style-name="P10">Full queue support, wall time, etc</text:p>
          </table:table-cell>
          <table:table-cell table:style-name="versions.D2" office:value-type="string">
            <text:p text:style-name="P10">Very good</text:p>
          </table:table-cell>
        </table:table-row>
      </table:table>
      <text:p text:style-name="P7"/>
      <text:p text:style-name="P7"/>
      <text:p text:style-name="P7"/>
      <text:p text:style-name="P7">As of April 2015, we use the cluster version without openMPI (3.2 in the list above) to update the PTGL, and this is the recommended way to do it.</text:p>
      <text:p text:style-name="P7"/>
      <text:h text:style-name="Heading_20_1" text:outline-level="1"><text:bookmark-start text:name="__RefHeading__288_594768930"/>Running the Update<text:bookmark-end text:name="__RefHeading__288_594768930"/></text:h>
      <text:p text:style-name="P8"/>
      <text:p text:style-name="P8">To run the update, you need to prepare some stuff first, independent of which method you intend to use. <text:s/>These preparations are describe in the following.</text:p>
      <text:p text:style-name="P8"/>
      <text:h text:style-name="Heading_20_2" text:outline-level="2"><text:bookmark-start text:name="__RefHeading__290_594768930"/>Common preparations<text:bookmark-end text:name="__RefHeading__290_594768930"/></text:h>
      <text:p text:style-name="P8"/>
      <text:p text:style-name="P8">Before you start, ensure that PostgreSQL database server is installed correctly and running on the update machine or another server which is reachable from it. <text:span text:style-name="T11">You should also create a database user and a database for update there (usually user </text:span><text:span text:style-name="T2">vplg</text:span><text:span text:style-name="T11">, database </text:span><text:span text:style-name="T2">vplg</text:span><text:span text:style-name="T12"> owned by him</text:span><text:span text:style-name="T11">). </text:span>Then do the following:</text:p>
      <text:p text:style-name="P8"/>
      <text:list xml:id="list3319053719870752647" text:style-name="L2">
        <text:list-header>
          <text:p text:style-name="P15"/>
        </text:list-header>
        <text:list-item>
          <text:p text:style-name="P15"><text:span text:style-name="T7">Install PLCC cluster</text:span>: On the update machine (cluster head or whatever machine, usually NOT the PTGL server!), copy the plcc.jar file, splitpdb.jar file and the 'lib/' directory from your VPLG installation to the 'plcc_run' subdirectory. (You can also use subversion to get the latest version onto that machine.)</text:p>
        </text:list-item>
        <text:list-item>
          <text:p text:style-name="P15"><text:span text:style-name="T7">Install DSSP</text:span>: Install dsspcmbi on the machine, from the DSSP website</text:p>
        </text:list-item>
        <text:list-item>
          <text:p text:style-name="P15"><text:soft-page-break/><text:span text:style-name="T7">Get PDB data</text:span>: Get a copy of the PDB via rsync or update your local copy if required. You can use the 'update_files_via_rsync.sh' script for this.</text:p>
        </text:list-item>
        <text:list-item>
          <text:p text:style-name="P15"><text:span text:style-name="T7">Get DSSP data</text:span>: Get a copy of the DSSP <text:s/>via rsync or update your local copy if required. If you do not do this, the update procedure will have to run dsspcmbi for each PDB file to generate the DSSP data, which takes some additional time. It is recommended to download the data instead!</text:p>
        </text:list-item>
        <text:list-item>
          <text:p text:style-name="P15"><text:span text:style-name="T7">Update PLCC Cluster config</text:span>: Edit the config file 'settings_statistics.cfg' to match your local settings. Be sure to set the paths to dsspcmbi, and to the PDB and DSSP data. Also the plcc command line options should be chosen with care, <text:span text:style-name="T15">especially output directory. Ensure it is reachable from all machines and writable for the user who runs the update.</text:span></text:p>
        </text:list-item>
        <text:list-item>
          <text:p text:style-name="P15"><text:span text:style-name="T7">Update PLCC config file</text:span>: Edit the PLCC config file (at '~/.plcc_settings', run 'plcc --help' once if you do not have that file yet) and configure the <text:span text:style-name="T11">connection to the </text:span>database server <text:span text:style-name="T11">(machine, port, user, password)</text:span>. </text:p>
        </text:list-item>
        <text:list-item>
          <text:p text:style-name="P15"><text:span text:style-name="T8">Prepare database</text:span><text:span text:style-name="T11">:</text:span> <text:span text:style-name="T15">C</text:span>hange to plcc_run/ and execute './plcc NONE --recreate-tables' once to create the DB structure (and test DB connectivity). <text:span text:style-name="T18">WARNING: This will delete all contents from the database in case anything is in there already.</text:span></text:p>
        </text:list-item>
      </text:list>
      <text:p text:style-name="P8"/>
      <text:p text:style-name="P8"/>
      <text:h text:style-name="Heading_20_2" text:outline-level="2"><text:bookmark-start text:name="__RefHeading__292_594768930"/>Running the update using <text:span text:style-name="T18">the </text:span>CLUSTER_NOMPI <text:span text:style-name="T18">version</text:span><text:bookmark-end text:name="__RefHeading__292_594768930"/></text:h>
      <text:p text:style-name="Text_20_body"/>
      <text:p text:style-name="P3">To run the update once you have prepared everything, do the following:</text:p>
      <text:list xml:id="list8671994830076090257" text:style-name="L3">
        <text:list-item>
          <text:p text:style-name="P16">On the update machine, change into the <text:span text:style-name="T1">plcc_cluster</text:span> dir, then into OpenPBD_NoMPI_version.</text:p>
        </text:list-item>
        <text:list-item>
          <text:p text:style-name="P16">Run the job submit script: ./start_all_jobs_on_all_nodes_whole_PDB_openPBS_noMPI.sh</text:p>
        </text:list-item>
      </text:list>
      <text:p text:style-name="P3">Watch the cluster status using Ganglia or other monitoring software, and watch the PDB job queue using the openPBS commands to ensure update is running. Nodes should pikcup load. Also watch for output and error files of openPBS and check them for errors. If everything seems ok, leave it running and check back once per day.</text:p>
      <text:p text:style-name="P3"/>
      <text:h text:style-name="Heading_20_1" text:outline-level="1"><text:bookmark-start text:name="__RefHeading__320_594768930"/>After the update<text:bookmark-end text:name="__RefHeading__320_594768930"/></text:h>
      <text:p text:style-name="P3"/>
      <text:p text:style-name="P3">It depends on your setup what to do after the update, but usually you will need to do these things to get the PTGL server up(dated):</text:p>
      <text:p text:style-name="P3"/>
      <text:list xml:id="list2272565835321157216" text:style-name="L4">
        <text:list-item>
          <text:p text:style-name="P17"><text:span text:style-name="T9">C</text:span><text:span text:style-name="T7">opy data </text:span><text:span text:style-name="T9">files </text:span><text:span text:style-name="T10">to PTGL web directory</text:span>: copy the data to the PTGL server, usually via rsync. This is a lot of data to copy, and will take many hours even over a fast network. Ensure that the target disk has enough free space and inodes! A lot of small files get created there! Check the number of inodes now. It is advised to have a separate disk for the data dir, and format the disk for small files (see mkfs documentation). <text:span text:style-name="T16">The default directory where to copy the data is </text:span><text:soft-page-break/><text:span text:style-name="T3">&lt;PTGL3_web&gt;/data/</text:span><text:span text:style-name="T13">, which should be somewhere in the web root (usually </text:span><text:span text:style-name="T3">/srv/www/</text:span><text:span text:style-name="T13">). </text:span><text:span text:style-name="T14">The command could look like this:</text:span></text:p>
        </text:list-item>
      </text:list>
      <text:p text:style-name="P4"><text:span text:style-name="T14"><text:tab/></text:span><text:span text:style-name="T20">root@ptgl3:&gt; /usr/bin/rsync -rhe ssh <text:tab/></text:span><text:span text:style-name="T21">youruser</text:span><text:span text:style-name="T20">@192.168.185.11:/shares/modshare/vplg_all_nodes_output <text:tab/>/srv/www/PTGL3/newdata/ 2&gt;&amp;1 <text:tab/>&gt; /root/ptgl3_rsync_MAI-08-<text:tab/>2015.log</text:span></text:p>
      <text:list xml:id="list102837892099938" text:continue-numbering="true" text:style-name="L4">
        <text:list-item>
          <text:p text:style-name="P18"><text:span text:style-name="T7">Copy database contents</text:span>: You will have to export the database, copy the dump file to the live <text:span text:style-name="T17">database </text:span>system <text:span text:style-name="T17">the PTGL server uses</text:span>, and re-import the data on it. <text:span text:style-name="T19">With the currently used PostgrSQL version, it works like this:</text:span></text:p>
          <text:p text:style-name="P19"># dump the dat<text:span text:style-name="T22">a</text:span>base, on the <text:span text:style-name="T22">update </text:span>db server <text:span text:style-name="T22">(ixion41 atm)</text:span>:</text:p>
        </text:list-item>
      </text:list>
      <text:p text:style-name="P5"><text:tab/>postgres@<text:span text:style-name="T23">cluster</text:span>dbsrv&gt;: pg_dump <text:tab/><text:tab/><text:tab/><text:tab/><text:tab/><text:tab/><text:tab/><text:tab/>--file=/shares/modshare/vplg_db_dump/vplg.dump vplg</text:p>
      <text:p text:style-name="P5"><text:tab/># copy the file to the PTGL3 server. On the PTGL3 server:</text:p>
      <text:p text:style-name="P5"><text:tab/>root@ptgl3:&gt; rsync -rhe ssh <text:tab/><text:span text:style-name="T22">youruser</text:span>@192.168.185.11:/shares/modshare/vplg_db_dump/vplg.dump <text:s/><text:tab/>/<text:span text:style-name="T23">tmp</text:span>/</text:p>
      <text:list xml:id="list1707884374739179771" text:style-name="L5">
        <text:list-item>
          <text:p text:style-name="P22"><text:span text:style-name="T7">Load DB on PTGL server</text:span>: You have to provide an empty <text:span text:style-name="T1">vplg</text:span> database owned by the user <text:span text:style-name="T1">vplg</text:span>, so drop the old one or, way better, just rename it in case stuff goes wrong while importing the new data afterwards. Then, you can re-import the database on the production db server:</text:p>
        </text:list-item>
      </text:list>
      <text:p text:style-name="P20"><text:tab/># re-import the database on the PTGL3 server</text:p>
      <text:p text:style-name="P20"><text:tab/><text:span text:style-name="T23">psql@ptgl3&gt;: psql vplg &lt; /tmp/vplg.dump</text:span></text:p>
      <text:list xml:id="list3193989616762121656" text:style-name="L6">
        <text:list-item>
          <text:p text:style-name="P23">Run maintenance PHP scripts on PTGL web server<text:span text:style-name="T24">: You should run the maintenance tasks in </text:span><text:span text:style-name="T4">maintenance.php</text:span><text:span text:style-name="T24"> from a web browser. Also check for possible warnings (e.g., missing file system permissions on </text:span><text:span text:style-name="T4">temp_downloads</text:span><text:span text:style-name="T24"> folder) which may be listed on that page.</text:span></text:p>
        </text:list-item>
      </text:list>
      <text:p text:style-name="P21">That's it. The server should be up and ru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0ffae1" officeooo:paragraph-rsid="000ffae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LCC Cluster manual – written by Tim Schäfer</text:p>
      </style:header>
      <style:footer>
        <text:p text:style-name="Footer"><text:tab/><text:tab/><text:page-number text:select-page="current">4</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0:47:35.580029759</meta:creation-date>
    <meta:generator>LibreOffice/4.1.6.2$Linux_X86_64 LibreOffice_project/410m0$Build-2</meta:generator>
    <dc:date>2015-05-26T10:28:37.584179588</dc:date>
    <meta:editing-duration>PT2H32M31S</meta:editing-duration>
    <meta:editing-cycles>21</meta:editing-cycles>
    <meta:document-statistic meta:table-count="1" meta:image-count="0" meta:object-count="0" meta:page-count="4" meta:paragraph-count="77" meta:word-count="1168" meta:character-count="6892" meta:non-whitespace-character-count="5796"/>
  </office:meta>
</office:document-meta>
</file>